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3D60000015C72C8B9136BF507F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UT Sans1" svg:font-family="'UT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T Sans" svg:font-family="'UT Sans'" style:font-family-generic="swiss" style:font-pitch="variable"/>
    <style:font-face style:name="UT Sans3" svg:font-family="'UT Sans'" style:font-adornments="Bold" style:font-family-generic="swiss" style:font-pitch="variable"/>
    <style:font-face style:name="UT Sans2" svg:font-family="'UT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4304fa" officeooo:paragraph-rsid="004304fa"/>
    </style:style>
    <style:style style:name="P3" style:family="paragraph" style:parent-style-name="Header">
      <style:text-properties style:font-name="UT Sans1" fo:font-size="10pt" style:text-underline-style="none" style:font-size-asian="10pt" style:font-size-complex="10pt"/>
    </style:style>
    <style:style style:name="P4" style:family="paragraph" style:parent-style-name="Header">
      <style:paragraph-properties fo:text-align="end" style:justify-single-word="false"/>
      <style:text-properties style:font-name="UT Sans1" fo:font-size="10pt" officeooo:rsid="003feb9c" officeooo:paragraph-rsid="003feb9c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UT Sans1" fo:font-size="26pt" fo:font-weight="bold" officeooo:rsid="0017a6fe" officeooo:paragraph-rsid="0017a6fe" style:font-size-asian="22.75pt" style:font-weight-asian="bold" style:font-size-complex="2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T Sans1" fo:font-size="26pt" fo:font-weight="normal" officeooo:rsid="0017a6fe" officeooo:paragraph-rsid="0017a6fe" style:font-size-asian="22.75pt" style:font-weight-asian="normal" style:font-size-complex="26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UT Sans1" fo:font-size="26pt" fo:language="ro" fo:country="RO" style:text-underline-style="none" fo:font-weight="bold" officeooo:rsid="001a1e28" officeooo:paragraph-rsid="001a1e28" style:font-size-asian="22.75pt" style:font-weight-asian="bold" style:font-size-complex="2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UT Sans1" fo:font-size="16pt" fo:language="ro" fo:country="RO" fo:font-weight="normal" officeooo:rsid="0017a6fe" officeooo:paragraph-rsid="0017a6fe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UT Sans1" fo:font-size="16pt" fo:language="ro" fo:country="RO" fo:font-weight="normal" officeooo:rsid="0017a6fe" officeooo:paragraph-rsid="0017a6fe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UT Sans1" fo:font-size="16pt" fo:language="ro" fo:country="RO" fo:font-weight="normal" officeooo:rsid="00184be1" officeooo:paragraph-rsid="00184be1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T Sans1" fo:font-size="16pt" fo:language="ro" fo:country="RO" fo:font-weight="bold" officeooo:rsid="0017a6fe" officeooo:paragraph-rsid="0017a6fe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UT Sans1" fo:font-size="16pt" fo:language="ro" fo:country="RO" fo:font-weight="bold" officeooo:rsid="0017a6fe" officeooo:paragraph-rsid="0017a6fe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UT Sans1" fo:font-size="16pt" fo:language="ro" fo:country="RO" fo:font-weight="bold" officeooo:rsid="0017a6fe" officeooo:paragraph-rsid="0017a6fe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UT Sans1" fo:font-size="16pt" fo:language="ro" fo:country="RO" fo:font-weight="bold" officeooo:rsid="00184be1" officeooo:paragraph-rsid="00184be1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UT Sans1" fo:font-size="16pt" fo:language="ro" fo:country="RO" fo:font-style="normal" fo:font-weight="bold" officeooo:rsid="00184be1" officeooo:paragraph-rsid="0076ebd1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UT Sans1" fo:font-size="14pt" fo:language="ro" fo:country="RO" fo:font-weight="bold" officeooo:rsid="00184be1" officeooo:paragraph-rsid="00184be1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UT Sans1" fo:font-size="14pt" fo:language="ro" fo:country="RO" fo:font-weight="bold" officeooo:rsid="005d0c3a" officeooo:paragraph-rsid="00625521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UT Sans1" fo:font-size="14pt" fo:language="ro" fo:country="RO" fo:font-style="italic" fo:font-weight="normal" officeooo:rsid="00184be1" officeooo:paragraph-rsid="00184be1" style:font-size-asian="12.25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UT Sans1" fo:font-size="20pt" fo:language="ro" fo:country="RO" fo:font-weight="bold" officeooo:rsid="00184be1" officeooo:paragraph-rsid="00184be1" style:font-size-asian="17.5pt" style:font-weight-asian="bold" style:font-size-complex="2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UT Sans1" fo:font-size="20pt" fo:language="ro" fo:country="RO" fo:font-style="italic" fo:font-weight="bold" officeooo:rsid="00184be1" officeooo:paragraph-rsid="00184be1" style:font-size-asian="17.5pt" style:font-style-asian="italic" style:font-weight-asian="bold" style:font-size-complex="20pt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UT Sans1" fo:font-size="40pt" fo:language="ro" fo:country="RO" fo:font-weight="normal" officeooo:rsid="00184be1" officeooo:paragraph-rsid="00184be1" style:font-size-asian="35pt" style:font-weight-asian="normal" style:font-size-complex="4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T Sans1" fo:font-size="11pt" fo:language="ro" fo:country="RO" style:text-underline-style="none" fo:font-weight="normal" officeooo:rsid="001be3dc" officeooo:paragraph-rsid="001be3dc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end" style:justify-single-word="false"/>
      <style:text-properties style:font-name="UT Sans1" fo:font-size="18pt" fo:language="ro" fo:country="RO" style:text-underline-style="none" fo:font-weight="bold" officeooo:rsid="001d4c31" officeooo:paragraph-rsid="001d4c31" style:font-size-asian="15.75pt" style:font-weight-asian="bold" style:font-size-complex="18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UT Sans1" fo:language="ro" fo:country="RO" officeooo:rsid="00463112" officeooo:paragraph-rsid="004774ea"/>
    </style:style>
    <style:style style:name="P25" style:family="paragraph" style:parent-style-name="Standard">
      <style:paragraph-properties fo:text-align="justify" style:justify-single-word="false"/>
      <style:text-properties style:font-name="UT Sans1" fo:language="ro" fo:country="RO" officeooo:rsid="004f5833" officeooo:paragraph-rsid="004774ea"/>
    </style:style>
    <style:style style:name="P26" style:family="paragraph" style:parent-style-name="Standard">
      <style:paragraph-properties fo:text-align="justify" style:justify-single-word="false"/>
      <style:text-properties style:font-name="UT Sans1" fo:language="ro" fo:country="RO" fo:font-weight="normal" officeooo:rsid="0059912b" officeooo:paragraph-rsid="0059912b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>
      <style:paragraph-properties fo:text-align="justify" style:justify-single-word="false"/>
      <style:text-properties officeooo:paragraph-rsid="00625521"/>
    </style:style>
    <style:style style:name="P29" style:family="paragraph" style:parent-style-name="Standard">
      <style:paragraph-properties fo:text-align="justify" style:justify-single-word="false"/>
      <style:text-properties officeooo:paragraph-rsid="00662e79"/>
    </style:style>
    <style:style style:name="P30" style:family="paragraph" style:parent-style-name="Standard">
      <style:paragraph-properties fo:text-align="start" style:justify-single-word="false" fo:break-before="page"/>
      <style:text-properties style:font-name="UT Sans1" fo:font-size="26pt" fo:language="ro" fo:country="RO" style:text-underline-style="none" fo:font-weight="bold" officeooo:rsid="001a1e28" officeooo:paragraph-rsid="001a1e28" style:font-size-asian="22.75pt" style:font-weight-asian="bold" style:font-size-complex="26pt" style:font-weight-complex="bold"/>
    </style:style>
    <style:style style:name="P31" style:family="paragraph" style:parent-style-name="Text_20_body">
      <style:text-properties style:font-name="UT Sans1" fo:font-size="11pt" fo:font-weight="bold" officeooo:rsid="0022d9b8" style:font-size-asian="9.60000038146973pt" style:font-weight-asian="bold" style:font-size-complex="11pt" style:font-weight-complex="bold"/>
    </style:style>
    <style:style style:name="P32" style:family="paragraph" style:parent-style-name="Text_20_body">
      <style:text-properties style:font-name="UT Sans1" fo:font-size="11pt" fo:font-weight="bold" officeooo:rsid="0022d9b8" officeooo:paragraph-rsid="0022d9b8" style:font-size-asian="9.60000038146973pt" style:font-weight-asian="bold" style:font-size-complex="11pt" style:font-weight-complex="bold"/>
    </style:style>
    <style:style style:name="P33" style:family="paragraph" style:parent-style-name="Text_20_body">
      <style:text-properties style:font-name="UT Sans1" fo:font-size="11pt" fo:font-weight="bold" officeooo:rsid="0022d9b8" officeooo:paragraph-rsid="0022d799" style:font-size-asian="9.60000038146973pt" style:font-weight-asian="bold" style:font-size-complex="11pt" style:font-weight-complex="bold"/>
    </style:style>
    <style:style style:name="P34" style:family="paragraph" style:parent-style-name="Text_20_body">
      <style:text-properties style:font-name="UT Sans1" fo:font-size="11pt" fo:font-weight="bold" officeooo:rsid="0022d799" officeooo:paragraph-rsid="0022d9b8" style:font-size-asian="9.60000038146973pt" style:font-weight-asian="bold" style:font-size-complex="11pt" style:font-weight-complex="bold"/>
    </style:style>
    <style:style style:name="P35" style:family="paragraph" style:parent-style-name="Text_20_body">
      <style:text-properties style:font-name="UT Sans1" fo:font-size="11pt" fo:font-weight="bold" officeooo:rsid="0022d799" officeooo:paragraph-rsid="0022d799" style:font-size-asian="9.60000038146973pt" style:font-weight-asian="bold" style:font-size-complex="11pt" style:font-weight-complex="bold"/>
    </style:style>
    <style:style style:name="P36" style:family="paragraph" style:parent-style-name="Heading_20_1">
      <style:paragraph-properties fo:text-align="end" style:justify-single-word="false"/>
      <style:text-properties style:font-name="UT Sans1" fo:font-size="18pt" style:font-size-asian="18pt" style:font-size-complex="18pt"/>
    </style:style>
    <style:style style:name="P37" style:family="paragraph" style:parent-style-name="Heading_20_2">
      <style:text-properties style:font-name="UT Sans1" fo:font-size="14pt" fo:language="ro" fo:country="RO" officeooo:rsid="001d4c31" officeooo:paragraph-rsid="001d4c31" style:font-size-asian="12.25pt" style:font-size-complex="14pt"/>
    </style:style>
    <style:style style:name="P38" style:family="paragraph" style:parent-style-name="Heading_20_2">
      <style:text-properties style:font-name="UT Sans1" fo:font-size="14pt" fo:language="ro" fo:country="RO" officeooo:rsid="001d4c31" officeooo:paragraph-rsid="001eccc4" style:font-size-asian="12.25pt" style:font-size-complex="14pt"/>
    </style:style>
    <style:style style:name="P39" style:family="paragraph" style:parent-style-name="Heading_20_2">
      <style:text-properties style:font-name="UT Sans1" fo:font-size="14pt" fo:language="ro" fo:country="RO" officeooo:rsid="001d4c31" officeooo:paragraph-rsid="001f08e5" style:font-size-asian="12.25pt" style:font-size-complex="14pt"/>
    </style:style>
    <style:style style:name="P40" style:family="paragraph" style:parent-style-name="Heading_20_3">
      <style:text-properties officeooo:paragraph-rsid="0024c8b2"/>
    </style:style>
    <style:style style:name="P41" style:family="paragraph" style:parent-style-name="Standard" style:master-page-name="Standard">
      <style:paragraph-properties style:page-number="auto"/>
    </style:style>
    <style:style style:name="P42" style:family="paragraph" style:parent-style-name="Standard" style:list-style-name="L1">
      <style:paragraph-properties fo:text-align="justify" style:justify-single-word="false"/>
      <style:text-properties style:font-name="UT Sans1" fo:language="ro" fo:country="RO" fo:font-weight="normal" officeooo:rsid="0058808b" officeooo:paragraph-rsid="0058808b" style:font-weight-asian="normal" style:font-weight-complex="normal"/>
    </style:style>
    <style:style style:name="P43" style:family="paragraph" style:parent-style-name="Standard" style:list-style-name="L1">
      <style:paragraph-properties fo:text-align="justify" style:justify-single-word="false"/>
      <style:text-properties style:font-name="UT Sans1" fo:language="ro" fo:country="RO" fo:font-weight="normal" officeooo:rsid="0059912b" officeooo:paragraph-rsid="0059912b" style:font-weight-asian="normal" style:font-weight-complex="normal"/>
    </style:style>
    <style:style style:name="P44" style:family="paragraph" style:parent-style-name="Standard" style:list-style-name="L1">
      <style:paragraph-properties fo:text-align="justify" style:justify-single-word="false"/>
      <style:text-properties style:font-name="UT Sans1" fo:language="ro" fo:country="RO" fo:font-weight="normal" officeooo:rsid="0059912b" officeooo:paragraph-rsid="006cbd5f" style:font-weight-asian="normal" style:font-weight-complex="normal"/>
    </style:style>
    <style:style style:name="P45" style:family="paragraph" style:parent-style-name="Standard" style:list-style-name="L2">
      <style:paragraph-properties fo:text-align="justify" style:justify-single-word="false"/>
      <style:text-properties style:font-name="UT Sans1" fo:language="ro" fo:country="RO" fo:font-weight="normal" officeooo:rsid="0059912b" officeooo:paragraph-rsid="0059912b" style:font-weight-asian="normal" style:font-weight-complex="normal"/>
    </style:style>
    <style:style style:name="P46" style:family="paragraph" style:parent-style-name="Standard" style:list-style-name="L3">
      <style:paragraph-properties fo:text-align="justify" style:justify-single-word="false"/>
      <style:text-properties style:font-name="UT Sans1" fo:language="ro" fo:country="RO" fo:font-weight="normal" officeooo:rsid="006dd6b6" officeooo:paragraph-rsid="006dd6b6" style:font-weight-asian="normal" style:font-weight-complex="normal"/>
    </style:style>
    <style:style style:name="P47" style:family="paragraph" style:parent-style-name="Standard" style:master-page-name="Left_20_Page">
      <style:paragraph-properties fo:text-align="end" style:justify-single-word="false" style:page-number="auto"/>
      <style:text-properties style:font-name="UT Sans1" fo:font-size="26pt" fo:language="ro" fo:country="RO" style:text-underline-style="none" fo:font-weight="bold" officeooo:rsid="001a1e28" officeooo:paragraph-rsid="001be3dc" style:font-size-asian="22.75pt" style:font-weight-asian="bold" style:font-size-complex="26pt" style:font-weight-complex="bold"/>
    </style:style>
    <style:style style:name="P48" style:family="paragraph" style:parent-style-name="Standard" style:master-page-name="Custom_20_Style-1">
      <style:paragraph-properties fo:text-align="center" style:justify-single-word="false" style:page-number="auto"/>
      <style:text-properties style:font-name="UT Sans1" fo:font-size="16pt" fo:language="ro" fo:country="RO" fo:font-weight="normal" officeooo:rsid="00184be1" officeooo:paragraph-rsid="00184be1" style:font-size-asian="14pt" style:font-weight-asian="normal" style:font-size-complex="16pt" style:font-weight-complex="normal"/>
    </style:style>
    <style:style style:name="T1" style:family="text">
      <style:text-properties fo:language="ro" fo:country="RO"/>
    </style:style>
    <style:style style:name="T2" style:family="text">
      <style:text-properties style:font-name="UT Sans1" fo:font-size="14pt" fo:language="ro" fo:country="RO" officeooo:rsid="001eccc4" style:font-size-asian="12.25pt" style:font-size-complex="14pt"/>
    </style:style>
    <style:style style:name="T3" style:family="text">
      <style:text-properties style:font-name="UT Sans1" fo:font-size="14pt" fo:language="ro" fo:country="RO" fo:font-weight="bold" officeooo:rsid="001eccc4" style:font-size-asian="12.25pt" style:font-weight-asian="bold" style:font-size-complex="14pt" style:font-weight-complex="bold"/>
    </style:style>
    <style:style style:name="T4" style:family="text">
      <style:text-properties style:font-name="UT Sans1" fo:font-size="14pt" fo:language="ro" fo:country="RO" fo:font-weight="bold" officeooo:rsid="001d4c31" style:font-size-asian="12.25pt" style:font-weight-asian="bold" style:font-size-complex="14pt" style:font-weight-complex="bold"/>
    </style:style>
    <style:style style:name="T5" style:family="text">
      <style:text-properties style:font-name="UT Sans1" fo:font-size="14pt" fo:language="ro" fo:country="RO" fo:font-weight="bold" officeooo:rsid="001f08e5" style:font-size-asian="12.25pt" style:font-weight-asian="bold" style:font-size-complex="14pt" style:font-weight-complex="bold"/>
    </style:style>
    <style:style style:name="T6" style:family="text">
      <style:text-properties style:font-name="UT Sans1" fo:font-size="14pt" fo:language="ro" fo:country="RO" fo:font-weight="bold" officeooo:rsid="007c1560" style:font-size-asian="12.25pt" style:font-weight-asian="bold" style:font-size-complex="14pt" style:font-weight-complex="bold"/>
    </style:style>
    <style:style style:name="T7" style:family="text">
      <style:text-properties style:font-name="UT Sans1" fo:font-size="11pt" fo:language="ro" fo:country="RO" fo:font-style="normal" officeooo:rsid="0024c8b2" style:font-size-asian="9.60000038146973pt" style:font-style-asian="normal" style:font-size-complex="11pt" style:font-style-complex="normal"/>
    </style:style>
    <style:style style:name="T8" style:family="text">
      <style:text-properties style:font-name="UT Sans1" fo:font-size="12pt" fo:language="ro" fo:country="RO" fo:font-style="normal" officeooo:rsid="0022d9b8" style:font-size-asian="12pt" style:font-style-asian="normal" style:font-size-complex="12pt" style:font-style-complex="normal"/>
    </style:style>
    <style:style style:name="T9" style:family="text">
      <style:text-properties style:font-name="UT Sans1" fo:font-size="12pt" fo:language="ro" fo:country="RO" fo:font-style="normal" officeooo:rsid="0024c8b2" style:font-size-asian="12pt" style:font-style-asian="normal" style:font-size-complex="12pt" style:font-style-complex="normal"/>
    </style:style>
    <style:style style:name="T10" style:family="text">
      <style:text-properties style:font-name="UT Sans1" fo:font-size="12pt" fo:language="ro" fo:country="RO" fo:font-style="normal" officeooo:rsid="0026122a" style:font-size-asian="12pt" style:font-style-asian="normal" style:font-size-complex="12pt" style:font-style-complex="normal"/>
    </style:style>
    <style:style style:name="T11" style:family="text">
      <style:text-properties style:font-name="UT Sans1" fo:font-size="12pt" fo:language="ro" fo:country="RO" fo:font-style="normal" officeooo:rsid="00389482" style:font-size-asian="12pt" style:font-style-asian="normal" style:font-size-complex="12pt" style:font-style-complex="normal"/>
    </style:style>
    <style:style style:name="T12" style:family="text">
      <style:text-properties style:font-name="UT Sans1" fo:font-size="12pt" fo:language="ro" fo:country="RO" fo:font-style="normal" officeooo:rsid="007b5da9" style:font-size-asian="12pt" style:font-style-asian="normal" style:font-size-complex="12pt" style:font-style-complex="normal"/>
    </style:style>
    <style:style style:name="T13" style:family="text">
      <style:text-properties style:font-name="UT Sans1" fo:font-size="12pt" fo:language="ro" fo:country="RO" fo:font-weight="bold" officeooo:rsid="0022d9b8" style:font-size-asian="12pt" style:font-weight-asian="bold" style:font-size-complex="12pt" style:font-weight-complex="bold"/>
    </style:style>
    <style:style style:name="T14" style:family="text">
      <style:text-properties style:font-name="UT Sans1" fo:font-size="12pt" fo:language="ro" fo:country="RO" fo:font-weight="bold" officeooo:rsid="002e6be0" style:font-size-asian="12pt" style:font-weight-asian="bold" style:font-size-complex="12pt" style:font-weight-complex="bold"/>
    </style:style>
    <style:style style:name="T15" style:family="text">
      <style:text-properties style:font-name="UT Sans1" fo:font-size="12pt" style:font-size-asian="12pt" style:font-size-complex="12pt"/>
    </style:style>
    <style:style style:name="T16" style:family="text">
      <style:text-properties style:font-name="UT Sans1" officeooo:rsid="00389482"/>
    </style:style>
    <style:style style:name="T17" style:family="text">
      <style:text-properties style:font-name="UT Sans1" officeooo:rsid="003a81c5"/>
    </style:style>
    <style:style style:name="T18" style:family="text">
      <style:text-properties style:font-name="UT Sans1" officeooo:rsid="0044c72b"/>
    </style:style>
    <style:style style:name="T19" style:family="text">
      <style:text-properties style:font-name="UT Sans1" fo:language="ro" fo:country="RO" officeooo:rsid="00463112"/>
    </style:style>
    <style:style style:name="T20" style:family="text">
      <style:text-properties style:font-name="UT Sans1" fo:language="ro" fo:country="RO" officeooo:rsid="0058808b"/>
    </style:style>
    <style:style style:name="T21" style:family="text">
      <style:text-properties style:font-name="UT Sans1" fo:language="ro" fo:country="RO" officeooo:rsid="0059912b"/>
    </style:style>
    <style:style style:name="T22" style:family="text">
      <style:text-properties style:font-name="UT Sans1" fo:language="ro" fo:country="RO" officeooo:rsid="004f5833"/>
    </style:style>
    <style:style style:name="T23" style:family="text">
      <style:text-properties style:font-name="UT Sans1" fo:language="ro" fo:country="RO" officeooo:rsid="005b23ad"/>
    </style:style>
    <style:style style:name="T24" style:family="text">
      <style:text-properties style:font-name="UT Sans1" fo:language="ro" fo:country="RO" officeooo:rsid="005d0c3a"/>
    </style:style>
    <style:style style:name="T25" style:family="text">
      <style:text-properties style:font-name="UT Sans1" fo:language="ro" fo:country="RO" officeooo:rsid="0062e2a2"/>
    </style:style>
    <style:style style:name="T26" style:family="text">
      <style:text-properties style:font-name="UT Sans1" officeooo:rsid="004d4f74"/>
    </style:style>
    <style:style style:name="T27" style:family="text">
      <style:text-properties officeooo:rsid="001eccc4"/>
    </style:style>
    <style:style style:name="T28" style:family="text">
      <style:text-properties officeooo:rsid="001f08e5"/>
    </style:style>
    <style:style style:name="T29" style:family="text">
      <style:text-properties officeooo:rsid="00463db1"/>
    </style:style>
    <style:style style:name="T30" style:family="text">
      <style:text-properties officeooo:rsid="004774ea"/>
    </style:style>
    <style:style style:name="T31" style:family="text">
      <style:text-properties officeooo:rsid="00491a7b"/>
    </style:style>
    <style:style style:name="T32" style:family="text">
      <style:text-properties officeooo:rsid="004996dd"/>
    </style:style>
    <style:style style:name="T33" style:family="text">
      <style:text-properties officeooo:rsid="0049c394"/>
    </style:style>
    <style:style style:name="T34" style:family="text">
      <style:text-properties officeooo:rsid="004aebe9"/>
    </style:style>
    <style:style style:name="T35" style:family="text">
      <style:text-properties officeooo:rsid="004bc226"/>
    </style:style>
    <style:style style:name="T36" style:family="text">
      <style:text-properties officeooo:rsid="004d4f74"/>
    </style:style>
    <style:style style:name="T37" style:family="text">
      <style:text-properties officeooo:rsid="004e5a00"/>
    </style:style>
    <style:style style:name="T38" style:family="text">
      <style:text-properties officeooo:rsid="0054c20c"/>
    </style:style>
    <style:style style:name="T39" style:family="text">
      <style:text-properties officeooo:rsid="005652e6"/>
    </style:style>
    <style:style style:name="T40" style:family="text">
      <style:text-properties officeooo:rsid="00567bfa"/>
    </style:style>
    <style:style style:name="T41" style:family="text">
      <style:text-properties officeooo:rsid="0058808b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58808b" style:font-weight-asian="bold" style:font-weight-complex="bold"/>
    </style:style>
    <style:style style:name="T44" style:family="text">
      <style:text-properties fo:font-weight="bold" officeooo:rsid="006dd6b6" style:font-weight-asian="bold" style:font-weight-complex="bold"/>
    </style:style>
    <style:style style:name="T45" style:family="text">
      <style:text-properties fo:font-weight="bold" officeooo:rsid="007b5da9" style:font-name-asian="Microsoft YaHei" style:font-weight-asian="bold" style:font-name-complex="Lucida Sans" style:font-weight-complex="bold"/>
    </style:style>
    <style:style style:name="T46" style:family="text">
      <style:text-properties officeooo:rsid="0059a4e3"/>
    </style:style>
    <style:style style:name="T47" style:family="text">
      <style:text-properties officeooo:rsid="00615af5"/>
    </style:style>
    <style:style style:name="T48" style:family="text">
      <style:text-properties style:font-name="UT Sans" fo:font-size="12pt" fo:language="ro" fo:country="RO" officeooo:rsid="006dd6b6" style:font-size-asian="10.5pt" style:font-size-complex="12pt"/>
    </style:style>
    <style:style style:name="T49" style:family="text">
      <style:text-properties style:font-name="UT Sans" fo:font-size="12pt" fo:language="ro" fo:country="RO" officeooo:rsid="006f4e46" style:font-size-asian="10.5pt" style:font-size-complex="12pt"/>
    </style:style>
    <style:style style:name="T50" style:family="text">
      <style:text-properties style:font-name="UT Sans" fo:font-size="12pt" fo:language="ro" fo:country="RO" officeooo:rsid="0070a915" style:font-size-asian="10.5pt" style:font-size-complex="12pt"/>
    </style:style>
    <style:style style:name="T51" style:family="text">
      <style:text-properties style:font-name="UT Sans" fo:font-size="12pt" fo:language="ro" fo:country="RO" officeooo:rsid="00744d5d" style:font-size-asian="10.5pt" style:font-size-complex="12pt"/>
    </style:style>
    <style:style style:name="T52" style:family="text">
      <style:text-properties style:font-name="UT Sans" fo:font-size="12pt" fo:language="ro" fo:country="RO" officeooo:rsid="007508f7" style:font-size-asian="10.5pt" style:font-size-complex="12pt"/>
    </style:style>
    <style:style style:name="T53" style:family="text">
      <style:text-properties officeooo:rsid="0069b7c9"/>
    </style:style>
    <style:style style:name="T54" style:family="text">
      <style:text-properties officeooo:rsid="006dd6b6"/>
    </style:style>
    <style:style style:name="T55" style:family="text">
      <style:text-properties officeooo:rsid="0076ebd1"/>
    </style:style>
    <style:style style:name="T56" style:family="text">
      <style:text-properties officeooo:rsid="007b5da9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ext:p text:style-name="Standard"/>
      <text:p text:style-name="Standard"/>
      <text:p text:style-name="Standard"/>
      <text:p text:style-name="Standard"/>
      <text:p text:style-name="P5">PROIECT DE DIPLOM<text:span text:style-name="T1">Ă</text:span></text:p>
      <text:p text:style-name="P6"/>
      <text:p text:style-name="P6"/>
      <text:p text:style-name="P6"/>
      <text:p text:style-name="P11">Conducător științific:</text:p>
      <text:p text:style-name="P15"><text:span text:style-name="T55">Conf. dr. ing.</text:span> Tiberiu <text:span text:style-name="T55">COCIAȘ</text:span></text:p>
      <text:p text:style-name="P8"/>
      <text:p text:style-name="P8"/>
      <text:p text:style-name="P8"/>
      <text:p text:style-name="P8"/>
      <text:p text:style-name="P12">Absolvent:</text:p>
      <text:p text:style-name="P12">Doloiu Mihnea-Dimitri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text:soft-page-break/>Brașov, 202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Departamentul de Automatică și Tehnologia Informației</text:p>
      <text:p text:style-name="P16">Specializarea Robotică</text:p>
      <text:p text:style-name="P16"/>
      <text:p text:style-name="P16"/>
      <text:p text:style-name="P16"/>
      <text:p text:style-name="P20">Doloiu Mihnea-Dimitrie</text:p>
      <text:p text:style-name="P19"/>
      <text:p text:style-name="P19"/>
      <text:p text:style-name="P19"/>
      <text:p text:style-name="P21">Face-Tracking folosind o platforma pan-tilt</text:p>
      <text:p text:style-name="P21"/>
      <text:p text:style-name="P21"/>
      <text:p text:style-name="P14">Conducător științific:</text:p>
      <text:p text:style-name="P18"><text:span text:style-name="T55">Conf. dr. ing.</text:span> Tiberiu <text:span text:style-name="T55">COCIAȘ</text:span></text:p>
      <text:p text:style-name="P10"><text:soft-page-break/></text:p>
      <text:p text:style-name="P48"/>
      <text:p text:style-name="P47">CUPRINS</text:p>
      <text:p text:style-name="P22"/>
      <text:p text:style-name="P22"/>
      <text:p text:style-name="P7"/>
      <text:p text:style-name="Header"/>
      <text:p text:style-name="P30"/>
      <text:list xml:id="list3649347699" text:style-name="Outline">
        <text:list-item>
          <text:h text:style-name="P36" text:outline-level="1">3. Modelarea procesului de urmărire a unui obiect în imaginii</text:h>
        </text:list-item>
      </text:list>
      <text:p text:style-name="P23"/>
      <text:list xml:id="list161225538236667" text:continue-numbering="true" text:style-name="Outline">
        <text:list-item>
          <text:list>
            <text:list-item>
              <text:h text:style-name="P37" text:outline-level="2">3.1. <text:span text:style-name="T45">Descrierea </text:span>problemei</text:h>
            </text:list-item>
          </text:list>
        </text:list-item>
      </text:list>
      <text:p text:style-name="P27"><text:span text:style-name="T16"><text:tab/>Modelarea procesului de urmărire a unui obiect în imaginii folosind o platformă de tipul pan-tilt </text:span><text:span text:style-name="T26">prezintă probleme c</text:span><text:span text:style-name="T21">are au un</text:span><text:span text:style-name="T26"> aspect software și/sau hardware. Sistemul</text:span><text:span text:style-name="T16"> </text:span><text:span text:style-name="T26">necesită</text:span><text:span text:style-name="T16"> </text:span><text:span text:style-name="T17">rezolvarea a două probleme principale: crearea unui algoritm de vedere artificială pentru centrarea obiectului in imagin</text:span><text:span text:style-name="T18">e</text:span><text:span text:style-name="T17"> și </text:span><text:span text:style-name="T20">asamblarea</text:span><text:span text:style-name="T17"> unei platforme de tip pan-tilt pentru orientarea camerei în poziția dorită. </text:span><text:span text:style-name="T19">Aceste probleme au o complexitate mare, astfel fiecare problemă principală poate fi descompusă în mai multe probleme simple pentru a simplifica procesul de modelare.</text:span></text:p>
      <text:p text:style-name="P24"><text:tab/><text:span text:style-name="T29">Sarcina de centrare a obiectului în imagine poate fii împarțită în </text:span><text:span text:style-name="T30">urmatoarele</text:span><text:span text:style-name="T29"> sub-probleme: </text:span><text:span text:style-name="T30">antrenarea și implementarea unui model de vedere artificială pentru identificarea obiectului dorit în imagine, extragerea coordonatelor obiectului din imagine, centrarea obiectului în imagine . Pentru a antrena și implementa modelul de vedere artificială este nevoie sa alegem o arhitectură de rețea neuronală adecvată contextului sarcinii de îndeplinit, acesta fiind urmărirea unui obiect dorit în imaginii. Ideal am avea nevoie de </text:span><text:span text:style-name="T31">o rețea neuronală care este capabilă să identifice regiunea din imagine </text:span><text:span text:style-name="T32">în care se află obiectul</text:span><text:span text:style-name="T31">, adică să fie capabilă șă prezică coordonatele obiectului în imagine, precum și ca aceste coordonate să nu aibă o variație mare de valori de la un cadru la altul atunci când obiectul este staționar în imagine, </text:span><text:span text:style-name="T32">iar rețeaua trebuie să aibă și un timp cât mai scurt de procesare a fiecărui cadru, deoarece identificarea trebuie să fie f</text:span><text:span text:style-name="T38">ă</text:span><text:span text:style-name="T32">cută în timp real. </text:span><text:span text:style-name="T33">Sarcina de c</text:span><text:span text:style-name="T32">entrare </text:span><text:span text:style-name="T33">a</text:span><text:span text:style-name="T32"> obiectului în imagine poate fi </text:span><text:span text:style-name="T33">realizată folosind </text:span><text:span text:style-name="T39">un controller, pentru a controla</text:span><text:span text:style-name="T33"> </text:span><text:span text:style-name="T39">deplasarea</text:span><text:span text:style-name="T33"> sistemului. Mișcarea sistemului trebuie să fie cât mai precisă și </text:span><text:span text:style-name="T53">să se producă la viteze cât mai mari</text:span><text:span text:style-name="T33">, controlul să nu aibă un timp de calcul mare, deoarece sistemul trebuie să răspundă în timp la real la schimbări de poziție a obiectului în imagine. </text:span><text:span text:style-name="T36">Mișcarea, pe lângă că depinde de controlul sistemului, care se face prin software, depinde și de parametrii motoarelor folosite, acestea fiind componente hardware.</text:span></text:p>
      <text:p text:style-name="P24"><text:tab/><text:span text:style-name="T33">Proiectarea platformei de pan-tilt necesită </text:span><text:span text:style-name="T34">cunoașterea mărimilor fizice, precum și a parametrilor motoarelor folosite. Motoarele sunt necesare pentru a schimba orientarea camerei, <text:s/>astfel centrul imaginii poate fi deplasat orizontal și vertical. Alegerea acestor motoare depinde de doi parametri: turația nominală și momentul nominal. Trebuie să fie luate în considerare masele camerei, elementelor de legătură, precum și masele motoarelor, pentru a </text:span><text:soft-page-break/><text:span text:style-name="T34">alege un motor, care să poată să fie capabil să </text:span><text:span text:style-name="T36">deplaseze întreg sistemul</text:span><text:span text:style-name="T34">, la o viteză corespunzătoare. Elementele de legătură trebuie să fie proiectate astfel încât să poată să reziste la tensiunile ce pot apărea în sistem, astfel se va face o analiză a </text:span><text:span text:style-name="T35">fiecărui element proiectat </text:span><text:span text:style-name="T34">pentru a putea identifica deformaț</text:span><text:span text:style-name="T35">i</text:span><text:span text:style-name="T34">ile </text:span><text:span text:style-name="T35">ce pot să apară.</text:span></text:p>
      <text:p text:style-name="P24"><text:tab/><text:span text:style-name="T35">Luând în considerare </text:span><text:span text:style-name="T37">toate cele </text:span><text:span text:style-name="T40">enumerate</text:span><text:span text:style-name="T37"> mai sus, </text:span><text:span text:style-name="T40">problemele care trebuie să fie abordate </text:span><text:span text:style-name="T41">pot fi despărțite în </text:span><text:span text:style-name="T54">trei</text:span><text:span text:style-name="T41"> categorii: software, hardware, </text:span><text:span text:style-name="T54">software și hardware</text:span><text:span text:style-name="T41">.</text:span></text:p>
      <text:p text:style-name="P24"><text:tab/></text:p>
      <text:p text:style-name="P24"><text:tab/><text:span text:style-name="T43">Software</text:span></text:p>
      <text:list xml:id="list573703615" text:style-name="L1">
        <text:list-item>
          <text:p text:style-name="P42">Antrenarea modelului de vedere artificială, pentru identificarea și localizarea obiectului în imagine</text:p>
        </text:list-item>
        <text:list-item>
          <text:p text:style-name="P43">Alegerea <text:span text:style-name="T46">tipului de </text:span>controller, <text:span text:style-name="T47">folosit în controlul orientării camerei, astfel încât obiectul să rămână centralizat în cadru</text:span></text:p>
          <text:p text:style-name="P44"/>
        </text:list-item>
      </text:list>
      <text:p text:style-name="P26"><text:tab/><text:span text:style-name="T42">Hardware</text:span></text:p>
      <text:list xml:id="list3151783230" text:style-name="L2">
        <text:list-item>
          <text:p text:style-name="P45">Alegerea componentelor electronice și cunoașterea parametrilor acestora</text:p>
        </text:list-item>
        <text:list-item>
          <text:p text:style-name="P45">Proiectarea elementelor de legătură, <text:span text:style-name="T46">luând în considerare mărimile fizice ale componetelor electronice (dimensiuni, masă, etc.)</text:span></text:p>
        </text:list-item>
      </text:list>
      <text:p text:style-name="P26"/>
      <text:p text:style-name="P26"><text:tab/><text:span text:style-name="T44">Software și hardware</text:span></text:p>
      <text:list xml:id="list2991825681" text:style-name="L3">
        <text:list-item>
          <text:p text:style-name="P46">Un mod de comunicare între sistemul software și hardware</text:p>
        </text:list-item>
      </text:list>
      <text:p text:style-name="P25"/>
      <text:p text:style-name="P28"><text:span text:style-name="T22"><text:tab/></text:span><text:span text:style-name="T23">În final, se va modela procesul de urmărire a obiectului în imaginii </text:span><text:span text:style-name="T25">integrând structura software cu cea hardware</text:span><text:span text:style-name="T23">, </text:span><text:span text:style-name="T24">cu scopul de a determina valorile controller-ului optime și implementarea acestora în sistemul fizic.</text:span></text:p>
      <text:p text:style-name="P17"/>
      <text:list xml:id="list161225380217076" text:continue-list="list161225538236667" text:style-name="Outline">
        <text:list-item>
          <text:list>
            <text:list-item>
              <text:h text:style-name="Heading_20_2" text:outline-level="2"><text:span text:style-name="T4">3.</text:span><text:span text:style-name="T6">4</text:span><text:span text:style-name="T4">. </text:span><text:span text:style-name="T3">Structura sistemului software</text:span></text:h>
            </text:list-item>
          </text:list>
        </text:list-item>
      </text:list>
      <text:p text:style-name="P29"><text:tab/><text:span text:style-name="T48">Sistemul software poate fi descompus în mai multe module, fiecare având ca rol procesarea de date primite d</text:span><text:span text:style-name="T49">e la senzori</text:span><text:span text:style-name="T48"> sau alte module </text:span><text:span text:style-name="T49">software</text:span><text:span text:style-name="T48">, pentru a obține, la final, </text:span><text:span text:style-name="T49">un output dorit, care poate fi transmis mai departe către sistemul hardware. </text:span><text:span text:style-name="T50">Pentru a putea stabili structura sistemului nostru software, este important să se știe care sunt datele de intrare în sistem <text:s/>și ce date de ieșire se doresc a fii obținute. În contextul unui sistem de urmărire a unui obiect în imaginii, intrarea vor fi imaginile provenite de la o cameră, iar ieșirea poziția la care trebuie dusă camera astfel încât obiectul să fie în cadrul imaginilor.</text:span></text:p>
      <text:p text:style-name="P29"><text:soft-page-break/><text:span text:style-name="T50"><text:tab/></text:span><text:span text:style-name="T51">Structura sistemului software va fi compusă din </text:span><text:span text:style-name="T52">două </text:span><text:span text:style-name="T51">module: modul</text:span><text:span text:style-name="T52">ul</text:span><text:span text:style-name="T51"> de identificare și localizare într-o imagine a obiectelor de interes </text:span><text:span text:style-name="T52">și</text:span><text:span text:style-name="T51"> modul</text:span><text:span text:style-name="T52">ul</text:span><text:span text:style-name="T51"> de </text:span><text:span text:style-name="T52">calcul pentru determinarea unghiurilor de orientare a camerei.</text:span></text:p>
      <text:list xml:id="list16122556588734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tab/></text:h>
                </text:list-item>
                <text:list-item>
                  <text:h text:style-name="Heading_20_3" text:outline-level="3"><text:span text:style-name="T8"><text:tab/>3.</text:span><text:span text:style-name="T9">2</text:span><text:span text:style-name="T8">.1. </text:span><text:span text:style-name="T12">Antrenarea și implementarea rețelei YOLO</text:span></text:h>
                </text:list-item>
                <text:list-item>
                  <text:h text:style-name="Heading_20_3" text:outline-level="3"><text:span text:style-name="T2"><text:tab/></text:span><text:span text:style-name="T8">3.</text:span><text:span text:style-name="T9">2</text:span><text:span text:style-name="T8">.</text:span><text:span text:style-name="T9">2</text:span><text:span text:style-name="T8">. </text:span><text:span text:style-name="T10">A</text:span><text:span text:style-name="T11">lgoritmul de urmărire a obiectului</text:span></text:h>
                </text:list-item>
              </text:list>
            </text:list-item>
            <text:list-item>
              <text:h text:style-name="P38" text:outline-level="2"><text:span text:style-name="T27">3.</text:span><text:span text:style-name="T28">3</text:span><text:span text:style-name="T27">. Structura sistemului hardware<text:tab/></text:span></text:h>
              <text:list>
                <text:list-item>
                  <text:h text:style-name="P40" text:outline-level="3"><text:span text:style-name="T2"><text:tab/></text:span><text:span text:style-name="T8">3.3.1. </text:span><text:span text:style-name="T9">Parametrii servo-motoarelor</text:span></text:h>
                </text:list-item>
                <text:list-item>
                  <text:h text:style-name="Heading_20_3" text:outline-level="3"><text:span text:style-name="T7"><text:tab/></text:span><text:span text:style-name="T8">3.3.</text:span><text:span text:style-name="T9">2</text:span><text:span text:style-name="T8">. </text:span><text:span text:style-name="T9">Parametrii camerei</text:span></text:h>
                </text:list-item>
                <text:list-item>
                  <text:h text:style-name="Heading_20_3" text:outline-level="3"><text:span text:style-name="T7"><text:tab/></text:span><text:span text:style-name="T8">3.3.</text:span><text:span text:style-name="T9">3</text:span><text:span text:style-name="T8">. </text:span><text:span text:style-name="T9">Proiectarea platformei pan-tilt</text:span></text:h>
                </text:list-item>
              </text:list>
            </text:list-item>
            <text:list-item>
              <text:h text:style-name="P39" text:outline-level="2">3.<text:span text:style-name="T28">4</text:span>. <text:span text:style-name="T27">Modelarea sistemului</text:span></text:h>
              <text:list>
                <text:list-item>
                  <text:h text:style-name="Heading_20_3" text:outline-level="3"><text:span text:style-name="T3"><text:tab/></text:span><text:span text:style-name="T13">3.4.1. Modelarea servo-moto</text:span><text:span text:style-name="T14">arelor</text:span></text:h>
                </text:list-item>
                <text:list-item>
                  <text:h text:style-name="Heading_20_3" text:outline-level="3"><text:tab/><text:span text:style-name="T15">3.4.2. Integrarea camerei în model</text:span></text:h>
                </text:list-item>
                <text:list-item>
                  <text:h text:style-name="Heading_20_3" text:outline-level="3"><text:tab/></text:h>
                </text:list-item>
              </text:list>
            </text:list-item>
          </text:list>
        </text:list-item>
      </text:list>
      <text:p text:style-name="P31"/>
      <text:p text:style-name="P32"/>
      <text:p text:style-name="P34"><text:tab/></text:p>
      <text:p text:style-name="P32"/>
      <text:p text:style-name="P35"><text:tab/></text:p>
      <text:p text:style-name="P33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UT Sans1" svg:font-family="'UT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T Sans" svg:font-family="'UT Sans'" style:font-family-generic="swiss" style:font-pitch="variable"/>
    <style:font-face style:name="UT Sans3" svg:font-family="'UT Sans'" style:font-adornments="Bold" style:font-family-generic="swiss" style:font-pitch="variable"/>
    <style:font-face style:name="UT Sans2" svg:font-family="'UT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text-properties style:font-name="UT Sans2" fo:font-family="'UT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style:font-name="UT Sans3" fo:font-family="'UT Sans'" style:font-style-name="Bold" style:font-family-generic="swiss" style:font-pitch="variable"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style:font-name="UT Sans3" fo:font-family="'UT Sans'" style:font-style-name="Bold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style:font-name="UT Sans3" fo:font-family="'UT Sans'" style:font-style-name="Bold" style:font-family-generic="swiss" style:font-pitch="variable"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language="ro" fo:country="RO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text-properties style:font-name="UT Sans1" fo:font-size="10pt" style:text-underline-style="none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UT Sans1" fo:font-size="10pt" officeooo:rsid="003feb9c" officeooo:paragraph-rsid="003feb9c" style:font-size-asian="10pt" style:font-size-complex="10pt"/>
    </style:style>
    <style:style style:name="MP4" style:family="paragraph" style:parent-style-name="Footer">
      <style:paragraph-properties fo:text-align="center" style:justify-single-word="false"/>
      <style:text-properties officeooo:rsid="004304fa" officeooo:paragraph-rsid="004304fa"/>
    </style:style>
    <style:style style:name="M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01cm" fo:margin-left="0cm" fo:margin-right="0cm" fo:margin-top="0.80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11pt solid #000000" fo:border-left="none" fo:border-right="none" fo:padding="0.051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11pt solid #000000" fo:border-left="none" fo:border-right="none" fo:padding="0.051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Custom_20_Style-1">
      <style:header>
        <text:p text:style-name="Header"><draw:frame draw:style-name="Mfr1" draw:name="Image1" text:anchor-type="char" svg:x="0.263cm" svg:y="-1.845cm" svg:width="7.532cm" svg:height="2.669cm" draw:z-index="0"><draw:image xlink:href="Pictures/10000201000003D60000015C72C8B9136BF507F1.png" xlink:type="simple" xlink:show="embed" xlink:actuate="onLoad" draw:mime-type="image/png"/></draw:frame></text:p>
      </style:header>
      <style:header-first>
        <text:p text:style-name="Header"><draw:frame draw:style-name="Mfr1" draw:name="Image3" text:anchor-type="char" svg:x="0.263cm" svg:y="-1.845cm" svg:width="7.532cm" svg:height="2.669cm" draw:z-index="0"><draw:image xlink:href="Pictures/10000201000003D60000015C72C8B9136BF507F1.png" xlink:type="simple" xlink:show="embed" xlink:actuate="onLoad" draw:mime-type="image/png"/></draw:frame></text:p>
      </style:header-first>
      <style:footer>
        <text:p text:style-name="MP1"><text:page-number text:select-page="current">0</text:page-number></text:p>
      </style:footer>
      <style:footer-first>
        <text:p text:style-name="MP1"><text:page-number text:select-page="current">1</text:page-number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3" style:next-style-name="Right_20_Page">
      <style:header>
        <text:p text:style-name="MP2">Face-Tracking folosind o platforma pan-tilt</text:p>
      </style:header>
      <style:footer>
        <text:p text:style-name="MP1"><text:page-number text:select-page="current">1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3">Doloiu Mihnea-Dimitrie</text:p>
      </style:header>
      <style:footer>
        <text:p text:style-name="MP1"><text:page-number text:select-page="current">9</text:page-number></text:p>
      </style:footer>
    </style:master-page>
    <style:master-page style:name="Landscape" style:page-layout-name="Mpm5"/>
    <style:master-page style:name="Custom_20_Style-1" style:display-name="Custom Style-1" style:page-layout-name="Mpm6">
      <style:header>
        <text:p text:style-name="Header"/>
      </style:header>
      <style:footer>
        <text:p text:style-name="MP4"><text:page-number text:select-page="current">4</text:page-number></text:p>
      </style:footer>
    </style:master-page>
    <style:master-page style:name="Envelope" style:page-layout-name="Mpm7"/>
    <style:master-page style:name="Index" style:page-layout-name="Mpm8"/>
    <style:master-page style:name="HTML" style:page-layout-name="Mpm9"/>
    <style:master-page style:name="Footnote" style:page-layout-name="Mpm10"/>
    <style:master-page style:name="Endnote" style:page-layout-name="Mpm10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2T20:12:41.178000000</meta:creation-date>
    <dc:date>2024-03-07T16:12:24.458000000</dc:date>
    <meta:editing-duration>PT3H6M37S</meta:editing-duration>
    <meta:editing-cycles>34</meta:editing-cycles>
    <meta:generator>LibreOffice/7.0.4.2$Windows_X86_64 LibreOffice_project/dcf040e67528d9187c66b2379df5ea4407429775</meta:generator>
    <meta:document-statistic meta:table-count="0" meta:image-count="2" meta:object-count="0" meta:page-count="9" meta:paragraph-count="54" meta:word-count="799" meta:character-count="5445" meta:non-whitespace-character-count="4673"/>
  </office:meta>
</office:document-meta>
</file>